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20000001C2D960C0AB.png" manifest:media-type="image/png"/>
  <manifest:file-entry manifest:full-path="Pictures/1000020100000320000001C24E7377D1.png" manifest:media-type="image/png"/>
  <manifest:file-entry manifest:full-path="Pictures/100000000000032000000258CE27E50E.png" manifest:media-type="image/png"/>
  <manifest:file-entry manifest:full-path="Pictures/1000020100000320000001C2F56DC97B.png" manifest:media-type="image/png"/>
  <manifest:file-entry manifest:full-path="Pictures/1000020100000320000001C2AA44D8F2.png" manifest:media-type="image/png"/>
  <manifest:file-entry manifest:full-path="Pictures/10000000000003200000025830674EDA.png" manifest:media-type="image/png"/>
  <manifest:file-entry manifest:full-path="Pictures/100000000000000800000008DD0ADA29.png" manifest:media-type="image/png"/>
  <manifest:file-entry manifest:full-path="Pictures/10000000000003200000025819812F21.png" manifest:media-type="image/png"/>
  <manifest:file-entry manifest:full-path="Pictures/1000020100000320000001C2685B6FA7.png" manifest:media-type="image/png"/>
  <manifest:file-entry manifest:full-path="Pictures/1000020100000320000001C2B09316EA.png" manifest:media-type="image/png"/>
  <manifest:file-entry manifest:full-path="Pictures/1000020100000320000001C2DD41D890.png" manifest:media-type="image/png"/>
  <manifest:file-entry manifest:full-path="Pictures/1000020100000320000001C23CA9EC1F.png" manifest:media-type="image/png"/>
  <manifest:file-entry manifest:full-path="Pictures/1000020100000320000001C2364B4872.png" manifest:media-type="image/png"/>
  <manifest:file-entry manifest:full-path="Pictures/1000020100000320000001C2F10BDFCD.png" manifest:media-type="image/png"/>
  <manifest:file-entry manifest:full-path="Pictures/1000020100000320000001C23755D9B2.png" manifest:media-type="image/png"/>
  <manifest:file-entry manifest:full-path="Pictures/1000020100000320000001C2E96FDC0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auto-grow-height="true" fo:min-height="2.629cm"/>
    </style:style>
    <style:style style:name="pr2" style:family="presentation" style:parent-style-name="lyt-bluelinesgrad-subtitle">
      <style:graphic-properties draw:fill-color="#ffffff" draw:auto-grow-height="true" fo:min-height="9.134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title">
      <style:graphic-properties fo:min-height="2.747cm"/>
    </style:style>
    <style:style style:name="P1" style:family="paragraph">
      <style:text-properties fo:font-family="ProggySquareTTSZ" style:font-pitch="fixed"/>
    </style:style>
    <style:style style:name="P2" style:family="paragraph">
      <style:text-properties fo:font-family="ProggySquareTTSZ" style:font-pitch="fixed" fo:font-size="24pt"/>
    </style:style>
    <style:style style:name="P3" style:family="paragraph">
      <style:paragraph-properties fo:text-align="center"/>
    </style:style>
    <style:style style:name="P4" style:family="paragraph">
      <style:text-properties fo:font-size="26.3999996185303pt"/>
    </style:style>
    <style:style style:name="P5" style:family="paragraph">
      <style:text-properties fo:font-family="ProggySquareTTSZ" style:font-pitch="fixed" fo:font-size="96pt" fo:font-weight="normal" style:font-size-asian="96pt" style:font-weight-asian="normal" style:font-size-complex="96pt" style:font-weight-complex="normal"/>
    </style:style>
    <style:style style:name="P6" style:family="paragraph">
      <style:text-properties fo:font-family="ProggySquareTTSZ" style:font-pitch="fixed" fo:font-size="96pt" style:font-size-asian="96pt" style:font-size-complex="96pt"/>
    </style:style>
    <style:style style:name="T1" style:family="text">
      <style:text-properties fo:font-family="ProggySquareTTSZ" style:font-pitch="fixed" fo:font-size="66pt" style:font-size-asian="66pt" style:font-size-complex="66pt"/>
    </style:style>
    <style:style style:name="T2" style:family="text">
      <style:text-properties fo:font-family="ProggySquareTTSZ" style:font-pitch="fixed"/>
    </style:style>
    <style:style style:name="T3" style:family="text">
      <style:text-properties fo:font-family="ProggySquareTTSZ" style:font-pitch="fixed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family="ProggySquareTTSZ" style:font-pitch="fixed" fo:font-size="96pt" fo:font-weight="normal" style:font-size-asian="96pt" style:font-weight-asian="normal" style:font-size-complex="96pt" style:font-weight-complex="normal"/>
    </style:style>
    <style:style style:name="T5" style:family="text">
      <style:text-properties fo:font-family="ProggySquareTTSZ" style:font-pitch="fixed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text-style-name="P1" draw:layer="layout" svg:width="25.191cm" svg:height="2.629cm" svg:x="1.399cm" svg:y="0.627cm" presentation:class="title">
          <draw:text-box>
            <text:p text:style-name="P1"><text:span text:style-name="T1">Space Simulator!</text:span><text:span text:style-name="T2"><text:line-break/></text:span><text:span text:style-name="T3">Josh Bartz and Evan Cummings</text:span></text:p>
          </draw:text-box>
        </draw:frame>
        <draw:frame presentation:style-name="pr2" draw:text-style-name="P2" draw:layer="layout" svg:width="25.191cm" svg:height="9.134cm" svg:x="1.399cm" svg:y="4.509cm" presentation:class="subtitle">
          <draw:text-box>
            <text:p text:style-name="P2"><text:span text:style-name="T2">HCI – Spring '14</text:span></text:p>
            <text:p text:style-name="P2"><text:span text:style-name="T2">Project 02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draw:style-name="gr2" draw:text-style-name="P3" draw:layer="layout" svg:width="27.99cm" svg:height="15.744cm" svg:x="0cm" svg:y="0.004cm">
          <draw:image xlink:href="Pictures/1000020100000320000001C23755D9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draw:style-name="gr2" draw:text-style-name="P3" draw:layer="layout" svg:width="27.99cm" svg:height="15.744cm" svg:x="0cm" svg:y="0.004cm">
          <draw:image xlink:href="Pictures/1000020100000320000001C23CA9EC1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draw:style-name="gr2" draw:text-style-name="P3" draw:layer="layout" svg:width="27.99cm" svg:height="15.744cm" svg:x="0.001cm" svg:y="0.004cm">
          <draw:image xlink:href="Pictures/1000020100000320000001C2D960C0A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bluelinesgrad" presentation:presentation-page-layout-name="AL2T1">
        <draw:frame draw:style-name="gr2" draw:text-style-name="P3" draw:layer="layout" svg:width="27.99cm" svg:height="15.744cm" svg:x="-0.05cm" svg:y="0.004cm">
          <draw:image xlink:href="Pictures/1000020100000320000001C2B09316E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draw:frame draw:style-name="gr2" draw:text-style-name="P3" draw:layer="layout" svg:width="27.99cm" svg:height="15.744cm" svg:x="0cm" svg:y="0cm">
          <draw:image xlink:href="Pictures/1000020100000320000001C2DD41D89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draw:style-name="gr2" draw:text-style-name="P3" draw:layer="layout" svg:width="27.99cm" svg:height="15.744cm" svg:x="0.001cm" svg:y="0cm">
          <draw:image xlink:href="Pictures/1000020100000320000001C2F56DC97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draw:frame draw:style-name="gr2" draw:text-style-name="P3" draw:layer="layout" svg:width="27.99cm" svg:height="15.744cm" svg:x="0.001cm" svg:y="0.004cm">
          <draw:image xlink:href="Pictures/1000020100000320000001C2685B6FA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draw:style-name="gr2" draw:text-style-name="P3" draw:layer="layout" svg:width="27.99cm" svg:height="15.744cm" svg:x="0.001cm" svg:y="0.004cm">
          <draw:image xlink:href="Pictures/1000020100000320000001C2E96FDC0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draw:frame draw:style-name="gr2" draw:text-style-name="P3" draw:layer="layout" svg:width="27.99cm" svg:height="15.744cm" svg:x="0.001cm" svg:y="0cm">
          <draw:image xlink:href="Pictures/1000020100000320000001C2364B487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draw:frame draw:style-name="gr2" draw:text-style-name="P3" draw:layer="layout" svg:width="27.99cm" svg:height="15.744cm" svg:x="0.001cm" svg:y="0cm">
          <draw:image xlink:href="Pictures/1000020100000320000001C2AA44D8F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draw:frame draw:style-name="gr2" draw:text-style-name="P3" draw:layer="layout" svg:width="27.99cm" svg:height="15.744cm" svg:x="0.001cm" svg:y="0.004cm">
          <draw:image xlink:href="Pictures/1000020100000320000001C2F10BDFC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draw:frame draw:style-name="gr2" draw:text-style-name="P3" draw:layer="layout" svg:width="27.99cm" svg:height="15.744cm" svg:x="0.001cm" svg:y="0.004cm">
          <draw:image xlink:href="Pictures/1000020100000320000001C24E7377D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draw:frame presentation:style-name="pr4" draw:text-style-name="P5" draw:layer="layout" svg:width="24.091cm" svg:height="2.747cm" svg:x="2.833cm" svg:y="5.842cm" presentation:class="title" presentation:user-transformed="true">
          <draw:text-box>
            <text:p text:style-name="P5"><text:span text:style-name="T4">Questions?</text:span></text:p>
          </draw:text-box>
        </draw:frame>
        <draw:frame presentation:style-name="pr4" draw:text-style-name="P6" draw:layer="layout" svg:width="24.091cm" svg:height="2.747cm" svg:x="2.325cm" svg:y="0.762cm" presentation:class="title" presentation:user-transformed="true">
          <draw:text-box>
            <text:p text:style-name="P6"><text:span text:style-name="T5">YAY!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fill-image draw:name="ashapes6" xlink:href="Pictures/100000000000032000000258CE27E50E.png" xlink:type="simple" xlink:show="embed" xlink:actuate="onLoad"/>
    <draw:fill-image draw:name="bluelinesdark" xlink:href="Pictures/10000000000003200000025819812F21.png" xlink:type="simple" xlink:show="embed" xlink:actuate="onLoad"/>
    <draw:fill-image draw:name="forest" xlink:href="Pictures/10000000000003200000025830674ED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1.797cm" fo:margin-right="0cm" fo:margin-top="0cm" fo:margin-bottom="0.299cm" fo:text-indent="-0.599cm"/>
      <style:text-properties fo:font-size="21pt" style:font-size-asian="28pt" style:font-size-complex="28pt"/>
    </style:style>
    <style:style style:name="lyt-bluelinesgrad-outline3" style:family="presentation" style:parent-style-name="lyt-bluelinesgrad-outline2">
      <style:paragraph-properties fo:margin-left="2.698cm" fo:margin-right="0cm" fo:margin-top="0cm" fo:margin-bottom="0.224cm" fo:text-indent="-0.449cm"/>
      <style:text-properties fo:font-size="18pt" style:font-size-asian="24pt" style:font-size-complex="24pt"/>
    </style:style>
    <style:style style:name="lyt-bluelinesgrad-outline4" style:family="presentation" style:parent-style-name="lyt-bluelinesgrad-outline3">
      <style:paragraph-properties fo:margin-left="3.596cm" fo:margin-right="0cm" fo:margin-top="0cm" fo:margin-bottom="0.149cm" fo:text-indent="-0.449cm"/>
      <style:text-properties fo:font-size="15pt" style:font-size-asian="20pt" style:font-size-complex="20pt"/>
    </style:style>
    <style:style style:name="lyt-bluelinesgrad-outline5" style:family="presentation" style:parent-style-name="lyt-bluelinesgrad-outline4">
      <style:paragraph-properties fo:margin-left="4.495cm" fo:margin-right="0cm" fo:margin-top="0cm" fo:margin-bottom="0.074cm" fo:text-indent="-0.449cm"/>
      <style:text-properties fo:font-size="15pt" style:font-size-asian="20pt" style:font-size-complex="20pt"/>
    </style:style>
    <style:style style:name="lyt-bluelinesgrad-outline6" style:family="presentation" style:parent-style-name="lyt-bluelinesgrad-outline5">
      <style:paragraph-properties fo:margin-left="5.394cm" fo:margin-right="0cm" fo:margin-top="0cm" fo:margin-bottom="0.074cm" fo:text-indent="-0.449cm"/>
      <style:text-properties fo:font-size="15pt" style:font-size-asian="20pt" style:font-size-complex="20pt"/>
    </style:style>
    <style:style style:name="lyt-bluelinesgrad-outline7" style:family="presentation" style:parent-style-name="lyt-bluelinesgrad-outline6">
      <style:paragraph-properties fo:margin-left="6.294cm" fo:margin-right="0cm" fo:margin-top="0cm" fo:margin-bottom="0.074cm" fo:text-indent="-0.449cm"/>
      <style:text-properties fo:font-size="15pt" style:font-size-asian="20pt" style:font-size-complex="20pt"/>
    </style:style>
    <style:style style:name="lyt-bluelinesgrad-outline8" style:family="presentation" style:parent-style-name="lyt-bluelinesgrad-outline7">
      <style:paragraph-properties fo:margin-left="7.193cm" fo:margin-right="0cm" fo:margin-top="0cm" fo:margin-bottom="0.074cm" fo:text-indent="-0.449cm"/>
      <style:text-properties fo:font-size="15pt" style:font-size-asian="20pt" style:font-size-complex="20pt"/>
    </style:style>
    <style:style style:name="lyt-bluelinesgrad-outline9" style:family="presentation" style:parent-style-name="lyt-bluelinesgrad-outline8">
      <style:paragraph-properties fo:margin-left="8.092cm" fo:margin-right="0cm" fo:margin-top="0cm" fo:margin-bottom="0.074cm" fo:text-indent="-0.449cm"/>
      <style:text-properties fo:font-size="15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1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4.631cm" svg:height="9.133cm" svg:x="1.399cm" svg:y="3.684cm" presentation:class="outline" presentation:placeholder="true">
        <draw:text-box/>
      </draw:frame>
      <draw:frame presentation:style-name="Mpr1" draw:text-style-name="MP1" draw:layer="backgroundobjects" svg:width="6.521cm" svg:height="1.086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086cm" svg:x="9.572cm" svg:y="14.34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086cm" svg:x="20.069cm" svg:y="14.34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1cm" svg:height="2.629cm" svg:x="1.399cm" svg:y="0.627cm" presentation:class="title" presentation:placeholder="true">
        <draw:text-box/>
      </draw:frame>
      <draw:frame presentation:style-name="lyt-bluelinesgrad-outline1" draw:layer="backgroundobjects" svg:width="25.191cm" svg:height="9.134cm" svg:x="1.399cm" svg:y="4.509cm" presentation:class="outline" presentation:placeholder="true">
        <draw:text-box/>
      </draw:frame>
      <draw:frame presentation:style-name="Mpr4" draw:text-style-name="MP4" draw:layer="backgroundobjects" svg:width="6.521cm" svg:height="1.086cm" svg:x="1.399cm" svg:y="14.57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086cm" svg:x="9.572cm" svg:y="14.57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086cm" svg:x="20.069cm" svg:y="14.57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f4d </meta:initial-creator>
    <meta:creation-date>2014-03-10T17:40:26</meta:creation-date>
    <dc:date>2014-03-10T17:51:01</dc:date>
    <dc:creator>pf4d </dc:creator>
    <meta:editing-duration>PT5M</meta:editing-duration>
    <meta:editing-cycles>3</meta:editing-cycles>
    <meta:generator>LibreOffice/3.5$Linux_X86_64 LibreOffice_project/350m1$Build-2</meta:generator>
    <meta:document-statistic meta:object-count="76"/>
  </office:meta>
</office:document-meta>
</file>